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language="fr" fo:country="CA" style:font-size-asian="12pt" style:font-size-complex="12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language="fr" fo:country="CA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e chef d’orchestre autrichien, Alexis Hauser, est né à Vienne. <text:s/>Il a suivi des cours de maître avec Hans Swarowsky et a gradué avec distinction en 1970 (Vienna Musikuniversität). <text:s/>Il a aussi suivi des cours de maître avec Franco Ferrera (Accademia Chigiana Siena, 1969) et Herbert von Karajan (Salzburg Sommerakademie, 1970).</text:span></text:p>
      <text:p text:style-name="Standard"><text:span text:style-name="T1">Il a débuté sa carrière comme chef d’orchestre avec l’Orchestre symphonique de Vienne en 1973 et, en 1974, il a été invité par Seiji Ozawa d’aller à Tanglewood où il a reçu le prix Koussevitzky de l’Orchestre symphonique de Boston. <text:s/>En 1975, il a fait son début américain comme chef d’orchestre invité avec l’Orchestre symphonique d’Atlanta et avec le New York City Opera.</text:span></text:p>
      <text:p text:style-name="P1"/>
      <text:p text:style-name="Standard"><text:span text:style-name="T1">Depuis, Alexis Hauser a été invité à diriger quelques-uns des plus grands orchestres du monde comme l’Orchestre symphonique de Vienne, le Rotterdam Philharmonic, le Radio Philharmonic Hilversum, le Radio Symphony Berlin, le <text:s/>South West German Radio Symphony, l’Orchestre philharmonique Enescu de Bucarest, l’Orchestre symphonique de Budapest, ainsi que les plus grands orchestres à Pittsburgh, à San Francisco, à Minnesota, à Rochester, à Montréal, à Toronto et au Méxique.</text:span></text:p>
      <text:p text:style-name="Standard"><text:span text:style-name="T1">Il a aussi reçu des invitations à Chicago pour le Festival Grant Park, et à l’Opera Midwest Chicago. <text:s/>Il a dirigé des orchestres en Finlande, en Norvège et en Islande. <text:s/>Récemment, il a fait ses débuts comme chef d’orchestre en Suisse où il a dirigé le Zurich Opera House dans la première mondiale de l’opéra « KalKul «  de Werner Schulze (musique) et de Carl Djerassi (livret).</text:span></text:p>
      <text:p text:style-name="Standard"><text:span text:style-name="T1">Il est devenu le directeur musical de l’Orchestre London Canada en 1981, un poste qu’il a occupé jusqu’à 1988. <text:s/>Pendant ce temps, il a fait une tournée avec l’orchestre au Festival Aquila en Italie en 1982, ainsi que plusieurs enregistrements pour le CBC. <text:s/>De 1991 à 1995, il était le premier chef d’orchestre invité de l’Orchestre philharmonique de Budapest et avec l’orchestre, il a fait plusieurs enregistrements ainsi qu’un vidéo de la Première symphonie de Mahler qui a été transmis partout en Europe. <text:s/>En tant que directeur musical de l’Orchestre KCM Tokyo (1995-2000), il a enregistré la Symphonie Turangalîla de Messiaen et la Sixième symphonie de Mahler et il a dirigé dans les salles les plus prestigieuses à Tokyo – <text:s/>Suntory Hall et Bunk Kaikan. De 1992 à 1997, il était le premier chef du Romanian Mozart Festival ainsi que du Festival de musique contemporain « Niederösterreich International. » <text:s/>Depuis 1999, il est étroitement associé avec l’Ensemble Wiener Collage, un ensemble composé de membres de l’Orchestre philharmonique de Vienne. <text:s/>Il les dirige au Centre Arnold Schoenberg à Vienne.</text:span></text:p>
      <text:p text:style-name="Standard"><text:span text:style-name="T1">Hauser a travaillé <text:s/>auprès de plusieurs artistes renommés – la liste comprend, entre autres, Stefan Askenase, Rudolf Buchbinder, Jane Eaglen, Philippe Entremont, Maureen Forrester, Ida </text:span><text:soft-page-break/><text:span text:style-name="T1">Haendel, Jerry Hadley, Young-Uck Kim, Anton Kuerti, Itzhak Perlman, Dmitri Pittas, Leonard Rose, Joseph Rouleau, Michael <text:s/>Schade et Alan Titus.</text:span></text:p>
      <text:p text:style-name="P1"/>
      <text:p text:style-name="Standard"><text:span text:style-name="T1">A cause de son intérêt particulier à travailler avec les jeunes musiciens, Hauser a enseigné et donné des <text:s/>classes de maître à Juilliard et au Manhattan School of Music à New York, ainsi qu’au Music University Graz en Autriche, au Royal Conservatory à Toronto, et au Kunitachi Music University à Tokyo.</text:span></text:p>
      <text:p text:style-name="Standard"><text:span text:style-name="T1">Alexis Hauser est le directeur de l’Orchestre symphonique de McGill à Montréal depuis 2001 et en 2013, il est devenu le directeur artistique du nouvel</text:span><text:bookmark text:name="_GoBack"/><text:span text:style-name="T1"> orchestre de chambre, Pronto Musica, qui est composé de jeunes musiciens doués professionne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ie</meta:initial-creator>
    <dc:creator>Annie</dc:creator>
    <meta:editing-cycles>5</meta:editing-cycles>
    <meta:creation-date>2014-10-24T03:29:00</meta:creation-date>
    <dc:date>2014-10-24T05:17:00</dc:date>
    <meta:editing-duration>PT1M48S</meta:editing-duration>
    <meta:generator>OpenOffice/4.1.0$Win32 OpenOffice.org_project/410m18$Build-9764</meta:generator>
    <meta:document-statistic meta:table-count="0" meta:image-count="0" meta:object-count="0" meta:page-count="2" meta:paragraph-count="8" meta:word-count="561" meta:character-count="352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